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9fb1" officeooo:paragraph-rsid="00199fb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f074" style:font-size-asian="18pt" style:font-style-asian="normal" style:font-weight-asian="normal" style:font-size-complex="18pt"/>
    </style:style>
    <style:style style:name="T5" style:family="text">
      <style:text-properties officeooo:rsid="0017f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3rd</text:span><text:span text:style-name="T3"> of </text:span><text:span text:style-name="T4">September</text:span><text:span text:style-name="T3"> 2020 under the </text:span><text:span text:style-name="T4">2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implement the ilmango autocrafting datapack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24-4: To implement the ilmango autocrafting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23T15:09:17.444280503</dc:date>
    <meta:editing-duration>PT1M40S</meta:editing-duration>
    <meta:editing-cycles>5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43" meta:character-count="297" meta:non-whitespace-character-count="261"/>
  </office:meta>
</office:document-meta>
</file>